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2-10-21_03-27-5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7" office:value-type="string">
            <text:p>2022-10-22_05-18-03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7" office:value-type="string">
            <text:p>2022-10-21_01-14-26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18" office:value-type="string">
            <text:p>2022-10-22_02-41-36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2-10-21_01-14-14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2-10-21_10-25-18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記録 / お酒：飲んだ量">
            <text:p>:m 記録 / お酒：飲んだ量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18" office:value-type="string">
            <text:p>2022-10-22_07-40-09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記録 / お酒：飲んだ量">
            <text:p>:m 記録 / お酒：飲んだ量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2-10-20_20-38-2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8" office:value-type="string">
            <text:p>2022-10-21_13-46-0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9" office:value-type="string">
            <text:p>2022-10-21_20-42-0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7" office:value-type="string">
            <text:p>2022-10-21_18-53-20_000.mp4</text:p>
          </table:table-cell>
          <table:table-cell table:style-name="ce28" office:value-type="string">
            <text:p>:VIDEO / @自室 / 記録 / jap.flute / 演奏、play / R=1 / genre=melody,for=use:inbetween-pitches,file-piece-id=~,memo=~,session=hour-21,other=~ / follow~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VIDEO / @自室 / 記録 / jap.flute / 演奏、play / R=1 / genre=melody,for=use:inbetween-pitches,file-piece-id=~,memo=~,session=hour-21,other=~ / follow~ ">
            <text:p>:VIDEO / @自室 / 記録 / jap.flute / 演奏、play / R=1 / genre=melody,for=use:inbetween-pitches,file-piece-id=~,memo=~,session=hour-21,other=~ / follow~ 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8" office:value-type="string">
            <text:p>2022-10-20_21-57-08_000.mp4</text:p>
          </table:table-cell>
          <table:table-cell table:style-name="ce28" office:value-type="string">
            <text:p>:VIDEO / @自室 / 記録 / jap.flute / 演奏、play / R=1 / genre=practice,for=practice,file-piece-id=~,memo=~,session=hour-21,other=~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VIDEO / @自室 / 記録 / jap.flute / 演奏、play / R=1 / genre=practice,for=practice,file-piece-id=~,memo=~,session=hour-21,other=~ / follow~">
            <text:p>:VIDEO / @自室 / 記録 / jap.flute / 演奏、play / R=1 / genre=practice,for=practice,file-piece-id=~,memo=~,session=hour-21,other=~ / follow~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0" office:value-type="string">
            <text:p>2022-10-21_21-45-30_000.mp4</text:p>
          </table:table-cell>
          <table:table-cell table:style-name="ce27" office:value-type="string">
            <text:p>:VIDEO / @自室 / 記録 / jap.flute / 演奏、play / R=2 / genre=melody,for=alt-fingering,file-piece-id=~,memo=~,session=hour-21,other=~ / follow~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VIDEO / @自室 / 記録 / jap.flute / 演奏、play / R=2 / genre=melody,for=alt-fingering,file-piece-id=~,memo=~,session=hour-21,other=~ / follow~ ">
            <text:p>:VIDEO / @自室 / 記録 / jap.flute / 演奏、play / R=2 / genre=melody,for=alt-fingering,file-piece-id=~,memo=~,session=hour-21,other=~ / follow~ 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18" office:value-type="string">
            <text:p>2022-10-21_21-49-58_000.mp4</text:p>
          </table:table-cell>
          <table:table-cell table:style-name="ce27" office:value-type="string">
            <text:p>:VIDEO / @自室 / 記録 / jap.flute / 演奏、play / R=3 / genre=melody,for=alt-fingering,file-piece-id=~,memo=~,session=hour-21,other=~ / follow~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VIDEO / @自室 / 記録 / jap.flute / 演奏、play / R=3 / genre=melody,for=alt-fingering,file-piece-id=~,memo=~,session=hour-21,other=~ / follow~ ">
            <text:p>:VIDEO / @自室 / 記録 / jap.flute / 演奏、play / R=3 / genre=melody,for=alt-fingering,file-piece-id=~,memo=~,session=hour-21,other=~ / follow~ 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18" office:value-type="string">
            <text:p>2022-10-22_01-53-21_000.mp4</text:p>
          </table:table-cell>
          <table:table-cell table:style-name="ce28" office:value-type="string">
            <text:p>:VIDEO / @自室 / 記録 / jap.flute / 演奏、play / R=4 / genre=melody,for=alt-fingering,file-piece-id=~,memo=~,session=hour-01,other=10-22の日付に入れる / follow~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VIDEO / @自室 / 記録 / jap.flute / 演奏、play / R=4 / genre=melody,for=alt-fingering,file-piece-id=~,memo=~,session=hour-01,other=10-22の日付に入れる / follow~ ">
            <text:p>:VIDEO / @自室 / 記録 / jap.flute / 演奏、play / R=4 / genre=melody,for=alt-fingering,file-piece-id=~,memo=~,session=hour-01,other=10-22の日付に入れる / follow~ 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8" office:value-type="string">
            <text:p>2022-10-21_10-24-5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m :PHOTO 起きた時刻 / 2022">
            <text:p>:m :PHOTO 起きた時刻 / 2022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2-10-21_10-25-08_000.jpg</text:p>
          </table:table-cell>
          <table:table-cell table:style-name="ce27" office:value-type="string">
            <text:p>:m :th / topic=思想：音楽 / content=音楽を射影したもの。それが、現実世界。技術も / lang=ja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m :th / topic=思想：音楽 / content=音楽を射影したもの。それが、現実世界。技術も / lang=ja">
            <text:p>:m :th / topic=思想：音楽 / content=音楽を射影したもの。それが、現実世界。技術も / lang=ja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2-10-21_10-26-26_000.jpg</text:p>
          </table:table-cell>
          <table:table-cell table:style-name="ce27" office:value-type="string">
            <text:p>:m / daylog メモ / partial / 2022-1020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string" office:string-value=":m / daylog メモ / partial / 2022-1020">
            <text:p>:m / daylog メモ / partial / 2022-1020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8" office:value-type="string">
            <text:p>2022-10-21_15-54-17_000.jpg</text:p>
          </table:table-cell>
          <table:table-cell table:style-name="ce27" office:value-type="string">
            <text:p>:m #*# / memo:other(m:other) / topic=習字, about=~,content=~,other=~,id=~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string" office:string-value=":m #*# / memo:other(m:other) / topic=習字, about=~,content=~,other=~,id=~ ">
            <text:p>:m #*# / memo:other(m:other) / topic=習字, about=~,content=~,other=~,id=~ 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8" office:value-type="string">
            <text:p>2022-10-21_17-28-33_000.jpg</text:p>
          </table:table-cell>
          <table:table-cell table:style-name="ce27" office:value-type="string">
            <text:p>:m RES 1*1 / free# JVEMV6 83#_9:1 / 83. chemistry / topics=無機化学,w=~,s=~,i=~,other=~,doc=r-1-1~1.2:f-4#R.0-1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string" office:string-value=":m RES 1*1 / free# JVEMV6 83#_9:1 / 83. chemistry / topics=無機化学,w=~,s=~,i=~,other=~,doc=r-1-1~1.2:f-4#R.0-1">
            <text:p>:m RES 1*1 / free# JVEMV6 83#_9:1 / 83. chemistry / topics=無機化学,w=~,s=~,i=~,other=~,doc=r-1-1~1.2:f-4#R.0-1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7" office:value-type="string">
            <text:p>2022-10-21_19-00-57_000.jpg</text:p>
          </table:table-cell>
          <table:table-cell table:style-name="ce27" office:value-type="string">
            <text:p>:m :篠笛,shinobue #*# / session-memo:session-1 / p.1:genre=melody,key=h-7(AorAf),musescore=~ \\\ p.2:genre=melody,R=1,musescore=~ \\\ p.3:genre=review,for=2022-10-19:p-1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string" office:string-value=":m :篠笛,shinobue #*# / session-memo:session-1 / p.1:genre=melody,key=h-7(AorAf),musescore=~ \\\ p.2:genre=melody,R=1,musescore=~ \\\ p.3:genre=review,for=2022-10-19:p-1,musescore=~">
            <text:p>:m :篠笛,shinobue #*# / session-memo:session-1 / p.1:genre=melody,key=h-7(AorAf),musescore=~ \\\ p.2:genre=melody,R=1,musescore=~ \\\ p.3:genre=review,for=2022-10-19:p-1,musescore=~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1">
            <text:p>2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2">2022/10/22</text:date>, <text:time>10:32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22T10:32:57</dc:date>
    <dc:creator>iwabuchi ken</dc:creator>
    <meta:editing-duration>P49DT23H57M51S</meta:editing-duration>
    <meta:editing-cycles>16303</meta:editing-cycles>
    <meta:document-statistic meta:table-count="2" meta:cell-count="923" meta:object-count="0"/>
    <meta:user-defined meta:name="qrichtext">1</meta:user-defined>
  </office:meta>
</office:document-meta>
</file>